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FINAL PROJECT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8T15:39:41.336820320</meta:creation-date>
    <dc:date>2019-08-08T15:42:02.698539283</dc:date>
    <meta:editing-duration>PT2M21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